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arial, helvetica, sans-serif'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1a7a" officeooo:paragraph-rsid="001b1a7a"/>
    </style:style>
    <style:style style:name="P2" style:family="paragraph" style:parent-style-name="Standard" style:list-style-name="L2">
      <style:text-properties officeooo:rsid="001b1a7a" officeooo:paragraph-rsid="001b1a7a"/>
    </style:style>
    <style:style style:name="P3" style:family="paragraph" style:parent-style-name="Standard" style:list-style-name="L1">
      <style:text-properties officeooo:paragraph-rsid="001b1a7a"/>
    </style:style>
    <style:style style:name="P4" style:family="paragraph" style:parent-style-name="Standard" style:list-style-name="L2">
      <style:text-properties officeooo:rsid="001c6bca" officeooo:paragraph-rsid="001c6bca"/>
    </style:style>
    <style:style style:name="P5" style:family="paragraph" style:parent-style-name="Standard" style:list-style-name="L2">
      <style:text-properties officeooo:rsid="001d81d3" officeooo:paragraph-rsid="001d81d3"/>
    </style:style>
    <style:style style:name="P6" style:family="paragraph" style:parent-style-name="Standard">
      <style:text-properties officeooo:rsid="001d81d3" officeooo:paragraph-rsid="001d81d3"/>
    </style:style>
    <style:style style:name="P7" style:family="paragraph" style:parent-style-name="Standard" style:list-style-name="L3">
      <style:text-properties officeooo:rsid="001d81d3" officeooo:paragraph-rsid="001d81d3"/>
    </style:style>
    <style:style style:name="P8" style:family="paragraph" style:parent-style-name="Standard">
      <style:text-properties officeooo:rsid="001f521d" officeooo:paragraph-rsid="001f521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0" style:family="paragraph" style:parent-style-name="Heading_20_2">
      <style:text-properties fo:color="#1b75bc"/>
    </style:style>
    <style:style style:name="T1" style:family="text">
      <style:text-properties officeooo:rsid="001b1a7a"/>
    </style:style>
    <style:style style:name="T2" style:family="text">
      <style:text-properties fo:color="#000000" style:font-name="Consolas" fo:font-size="10pt" style:font-size-asian="10pt"/>
    </style:style>
    <style:style style:name="T3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" style:family="text">
      <style:text-properties fo:color="#008080" style:font-name="Consolas" fo:font-size="10pt" style:font-size-asian="10pt"/>
    </style:style>
    <style:style style:name="T5" style:family="text">
      <style:text-properties fo:color="#3f7f7f" style:font-name="Consolas" fo:font-size="10pt" style:font-size-asian="10pt"/>
    </style:style>
    <style:style style:name="T6" style:family="text">
      <style:text-properties officeooo:rsid="001c6bca"/>
    </style:style>
    <style:style style:name="T7" style:family="text">
      <style:text-properties officeooo:rsid="001f52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How system works?</text:h>
      <text:p text:style-name="P1"/>
      <text:p text:style-name="P1">Custom Apache Tomcat Access Logger Valve captures access’ required fields → It sends th<text:span text:style-name="T7">ese</text:span> messages to <text:bookmark-start text:name="__DdeLink__0_4034519301"/>logstash<text:bookmark-end text:name="__DdeLink__0_4034519301"/> → logstash send the incoming messages to elastic search</text:p>
      <text:p text:style-name="P1"/>
      <text:h text:style-name="P10" text:outline-level="2">What is required to make this system work?</text:h>
      <text:p text:style-name="P1"/>
      <text:list xml:id="list3307810730" text:style-name="L1">
        <text:list-item>
          <text:p text:style-name="P3"><text:span text:style-name="T1">First in project’s source code </text:span><text:bookmark-start text:name="__DdeLink__2_4034519301"/><text:span text:style-name="T1">repository</text:span><text:bookmark-end text:name="__DdeLink__2_4034519301"/><text:span text:style-name="T1"> there is a project named dk.dsa.wl.accesslogger . This project should be mavenized to create jar file. It is important that in project pom file you should <text:s/>change version of tomcat-catalina for targeted tomcat version. The current version is 8.5.23 (sorry there are some differences for each tomcat version 8,7,6)</text:span></text:p>
        </text:list-item>
      </text:list>
      <text:p text:style-name="P1"/>
      <text:p text:style-name="P1"><text:span text:style-name="T4"><text:tab/><text:tab/>&lt;</text:span><text:span text:style-name="T5">dependency</text:span><text:span text:style-name="T4">&gt;</text:span></text:p>
      <text:p text:style-name="P9"><text:span text:style-name="T2"><text:tab/><text:tab/><text:tab/></text:span><text:span text:style-name="T4">&lt;</text:span><text:span text:style-name="T5">groupId</text:span><text:span text:style-name="T4">&gt;</text:span><text:span text:style-name="T2">org.apache.tomcat</text:span><text:span text:style-name="T4">&lt;/</text:span><text:span text:style-name="T5">groupId</text:span><text:span text:style-name="T4">&gt;</text:span></text:p>
      <text:p text:style-name="P9"><text:span text:style-name="T2"><text:tab/><text:tab/><text:tab/></text:span><text:span text:style-name="T4">&lt;</text:span><text:span text:style-name="T5">artifactId</text:span><text:span text:style-name="T4">&gt;</text:span><text:span text:style-name="T3">tomcat</text:span><text:span text:style-name="T2">-</text:span><text:span text:style-name="T3">catalina</text:span><text:span text:style-name="T4">&lt;/</text:span><text:span text:style-name="T5">artifactId</text:span><text:span text:style-name="T4">&gt;</text:span></text:p>
      <text:p text:style-name="P9"><text:span text:style-name="T2"><text:tab/><text:tab/><text:tab/></text:span><text:span text:style-name="T4">&lt;</text:span><text:span text:style-name="T5">version</text:span><text:span text:style-name="T4">&gt;</text:span><text:span text:style-name="T2">8.5.23</text:span><text:span text:style-name="T4">&lt;/</text:span><text:span text:style-name="T5">version</text:span><text:span text:style-name="T4">&gt;</text:span></text:p>
      <text:p text:style-name="P1"><text:span text:style-name="T4"><text:tab/><text:tab/>&lt;/</text:span><text:span text:style-name="T5">dependency</text:span><text:span text:style-name="T4">&gt;</text:span></text:p>
      <text:p text:style-name="P1"><text:span text:style-name="T4"/></text:p>
      <text:list xml:id="list2097297401" text:style-name="L2">
        <text:list-item>
          <text:p text:style-name="P2">After project successfully created as a jar you should put <text:span text:style-name="T7">this </text:span>created jar and json-simple-1.1.1.jar, logstash-gelf-1.11.1.jar, slf4j-api-1.7.13.jar <text:span text:style-name="T6">(these three jar files inside dependencies folder of project) inside tomcat lib directory.</text:span></text:p>
        </text:list-item>
        <text:list-item>
          <text:p text:style-name="P4">Download logstash from <text:a xlink:type="simple" xlink:href="https://www.elastic.co/products/logstash" text:style-name="Internet_20_link" text:visited-style-name="Visited_20_Internet_20_Link">https://www.elastic.co/products/logstash</text:a> and extract it. After that install logstash gelf input plugin from <text:a xlink:type="simple" xlink:href="https://www.elastic.co/guide/en/logstash/current/plugins-inputs-gelf.html" text:style-name="Internet_20_link" text:visited-style-name="Visited_20_Internet_20_Link">https://www.elastic.co/guide/en/logstash/current/plugins-inputs-gelf.html</text:a> (there is installation guide also on that page)</text:p>
        </text:list-item>
        <text:list-item>
          <text:p text:style-name="P5">First run elasticsearch and then logstash by creating logstash configuration like below and give this configuration to logstash at startup <text:span text:style-name="T7">by</text:span> comman<text:span text:style-name="T7">d</text:span> line.</text:p>
        </text:list-item>
      </text:list>
      <text:p text:style-name="P6"/>
      <text:p text:style-name="P6"><text:tab/><text:tab/>Example logstash configuration file – logstash-simple.conf ,</text:p>
      <text:p text:style-name="P6"/>
      <text:p text:style-name="P6"><text:tab/><text:tab/><text:tab/>input { </text:p>
      <text:p text:style-name="P6"><text:tab/><text:tab/><text:tab/><text:tab/>stdin { } </text:p>
      <text:p text:style-name="P6"><text:tab/><text:tab/><text:tab/><text:tab/>gelf { id =&gt; "gelf_plugin_Id" }</text:p>
      <text:p text:style-name="P6"><text:tab/><text:tab/><text:tab/>}</text:p>
      <text:p text:style-name="P6"><text:tab/><text:tab/><text:tab/>output {</text:p>
      <text:p text:style-name="P6"><text:tab/><text:tab/><text:tab/><text:tab/>elasticsearch { hosts =&gt; ["localhost:9200"] }</text:p>
      <text:p text:style-name="P6"><text:tab/><text:tab/><text:tab/><text:tab/>stdout { codec =&gt; rubydebug }</text:p>
      <text:p text:style-name="P6"><text:tab/><text:tab/><text:tab/>}</text:p>
      <text:p text:style-name="P6"/>
      <text:p text:style-name="P6"><text:tab/>for giving it to logstash at startup by command line,</text:p>
      <text:p text:style-name="P6"/>
      <text:p text:style-name="P6"><text:tab/><text:tab/>bin/logstash -f logstash-simple.conf</text:p>
      <text:p text:style-name="P6"/>
      <text:list xml:id="list3908595561" text:style-name="L3">
        <text:list-item>
          <text:p text:style-name="P7">For the last step you need to configure tomcat for redirect log messages to logstash by creating new valve definition on tomcatdir<text:span text:style-name="T7">\</text:span>conf<text:span text:style-name="T7">\server.xml</text:span> as follows,</text:p>
        </text:list-item>
      </text:list>
      <text:p text:style-name="P6"/>
      <text:p text:style-name="P6"><text:tab/><text:tab/>&lt;Valve className="dk.dsa.wl.accesslogger.GelfAccessLogValve" host="localhost" port="12201" </text:p>
      <text:p text:style-name="P6"><text:soft-page-break/><text:tab/><text:tab/><text:tab/> <text:s text:c="2"/>pattern="&amp;quot;%r&amp;quot; % t %a &amp;quot;%{SPRING_SECURITY_CONTEXT}s&amp;quot; %s" /&gt;</text:p>
      <text:p text:style-name="P6"/>
      <text:p text:style-name="P8">After all steps successfully above when you run tomcat you need to see logstash messages on elasticsearch by typing <text:a xlink:type="simple" xlink:href="http://localhost:9200/_cat/indices?v" text:style-name="Internet_20_link" text:visited-style-name="Visited_20_Internet_20_Link">http://localhost:9200/_cat/indices?v</text:a> like logstash-YYYY.MM.DD . It is rolling by date so for each day it creates new entry. For configuring log fields you could change “pattern” in server.xml by using reference on <text:a xlink:type="simple" xlink:href="https://tomcat.apache.org/tomcat-7.0-doc/api/org/apache/catalina/valves/AccessLogValve.html" text:style-name="Internet_20_link" text:visited-style-name="Visited_20_Internet_20_Link">https://tomcat.apache.org/tomcat-7.0-doc/api/org/apache/catalina/valves/AccessLogValve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arial, helvetica, sans-serif'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8:33:52.238000000</meta:creation-date>
    <dc:date>2017-10-30T09:35:19.314000000</dc:date>
    <meta:editing-duration>PT25S</meta:editing-duration>
    <meta:editing-cycles>1</meta:editing-cycles>
    <meta:document-statistic meta:table-count="0" meta:image-count="0" meta:object-count="0" meta:page-count="2" meta:paragraph-count="27" meta:word-count="311" meta:character-count="2443" meta:non-whitespace-character-count="2104"/>
    <meta:generator>LibreOffice/5.4.2.2$Windows_X86_64 LibreOffice_project/22b09f6418e8c2d508a9eaf86b2399209b0990f4</meta:generator>
  </office:meta>
</office:document-meta>
</file>